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3c78" officeooo:paragraph-rsid="00183c78"/>
    </style:style>
    <style:style style:name="P2" style:family="paragraph" style:parent-style-name="Text_20_body" style:list-style-name="L1">
      <style:text-properties officeooo:rsid="00183c78" officeooo:paragraph-rsid="00183c78"/>
    </style:style>
    <style:style style:name="P3" style:family="paragraph" style:parent-style-name="Text_20_body">
      <style:text-properties officeooo:rsid="00183c78" officeooo:paragraph-rsid="00198b28"/>
    </style:style>
    <style:style style:name="P4" style:family="paragraph" style:parent-style-name="Text_20_body">
      <style:text-properties officeooo:rsid="001aab17" officeooo:paragraph-rsid="001aab17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83c78" officeooo:paragraph-rsid="00183c78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rsid="00183c78" officeooo:paragraph-rsid="00183c78"/>
    </style:style>
    <style:style style:name="P7" style:family="paragraph" style:parent-style-name="Heading_20_1">
      <style:text-properties officeooo:rsid="00183c78" officeooo:paragraph-rsid="00183c78"/>
    </style:style>
    <style:style style:name="P8" style:family="paragraph" style:parent-style-name="Heading_20_2">
      <style:text-properties officeooo:rsid="00183c78" officeooo:paragraph-rsid="00183c78"/>
    </style:style>
    <style:style style:name="P9" style:family="paragraph" style:parent-style-name="Heading_20_2">
      <style:text-properties officeooo:rsid="001aab17" officeooo:paragraph-rsid="001aab17"/>
    </style:style>
    <style:style style:name="P10" style:family="paragraph" style:parent-style-name="Heading_20_3">
      <style:text-properties officeooo:rsid="001aab17" officeooo:paragraph-rsid="001aab17"/>
    </style:style>
    <style:style style:name="T1" style:family="text">
      <style:text-properties officeooo:rsid="00198b28"/>
    </style:style>
    <style:style style:name="T2" style:family="text">
      <style:text-properties officeooo:rsid="001aab17"/>
    </style:style>
    <style:style style:name="T3" style:family="text">
      <style:text-properties officeooo:rsid="001bdb54"/>
    </style:style>
    <style:style style:name="T4" style:family="text">
      <style:text-properties officeooo:rsid="001da9d0"/>
    </style:style>
    <style:style style:name="T5" style:family="text">
      <style:text-properties fo:color="#ff0000" officeooo:rsid="001da9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e framework Zend</text:h>
      <text:p text:style-name="P1">Les chapitres qui suivent détaillent le but et le fonctionnement du framework PHP Zend, afin que mieux le comprendre. <text:span text:style-name="T3">A noter que cela concerne la version 2 du framework, qui est la plus récente.</text:span></text:p>
      <text:h text:style-name="P8" text:outline-level="2">Motivations</text:h>
      <text:p text:style-name="P5">Zend – comme de nombreux framework existants – offre de nombreux avantages, parmi lesquels :</text:p>
      <text:list xml:id="list2396088801240049682" text:style-name="L1">
        <text:list-item>
          <text:p text:style-name="P6">la possibilité d'avoir une application MVC/<text:span text:style-name="T5">AUTRE</text:span> correctement structurée, intuitive <text:span text:style-name="T1">et stable</text:span> ;</text:p>
        </text:list-item>
        <text:list-item>
          <text:p text:style-name="P6">la sécurité (Zend offre de nombreuse méthodes pour empêcher les injections SQL <text:span text:style-name="T1">et </text:span>XSS, <text:span text:style-name="T1">le vol de session / hijacking, etc.</text:span>) ;</text:p>
        </text:list-item>
        <text:list-item>
          <text:p text:style-name="P6">l'augmentation de la productivité une fois le framework maîtrisé, <text:span text:style-name="T2">grâce aux fonctionnalités et aux modèles de conception offerts) ;</text:span></text:p>
        </text:list-item>
        <text:list-item>
          <text:p text:style-name="P2">l'amélioration de la facilité de maintenance.</text:p>
        </text:list-item>
      </text:list>
      <text:p text:style-name="P3">Le point faible de ce framework est la prise en main, car, avouons-le, la documentation fournie sur le site officiel n'est pas des plus explicites. Cependant, le framework étant largement utilisé par la communauté, la plupart des problèmes rencontrés peuvent être résolus à l'aide des forums.</text:p>
      <text:p text:style-name="P3"><text:span text:style-name="T1">Pour avoir travaillé quelques années avec Zend, le chef de groupe le connaît relativement bien, c'est pour cela que nous avons choisi ce framework par rapport à un autre. Nous avons décidé d'utiliser MVC, car il s'agit d'un modèle simple que nous connaissions tous.<text:line-break/>Certaines personnes jugent le langage PHP (et donc les framework y étant liés) comme étant « désuet » comparé à de nouvelles technologies plus innovantes ; cependant il s'agit d'un langage qui a fait ses preuves, qui offre de nombreuses fonctionnalités stables, et qui ressemble à ce que nous avons pu voir durant nos cours. Nous avons donc jugé qu'il était plus facile pour les membres de l'utiliser.</text:span></text:p>
      <text:h text:style-name="P9" text:outline-level="2">Fonctionnement</text:h>
      <text:h text:style-name="P10" text:outline-level="3">Introduction</text:h>
      <text:p text:style-name="P4">Tout d'abord, <text:span text:style-name="T4">Zend se défini comme étant un framework utilisant les modèles MVC ou </text:span><text:span text:style-name="T5">L'AUTRE</text:span><text:span text:style-name="T4">, à choix. Pour de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5-12-29T18:46:56.080167684</meta:creation-date>
    <meta:generator>LibreOffice/4.4.3.2$Linux_X86_64 LibreOffice_project/40m0$Build-2</meta:generator>
    <dc:date>2015-12-30T15:43:33.706056063</dc:date>
    <dc:creator>Miguel </dc:creator>
    <meta:editing-duration>PT20M16S</meta:editing-duration>
    <meta:editing-cycles>5</meta:editing-cycles>
    <meta:document-statistic meta:table-count="0" meta:image-count="0" meta:object-count="0" meta:page-count="1" meta:paragraph-count="13" meta:word-count="293" meta:character-count="1810" meta:non-whitespace-character-count="1531"/>
  </office:meta>
</office:document-meta>
</file>